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400000800D0D52C0899D9D379.jpg" manifest:media-type="image/jpeg"/>
  <manifest:file-entry manifest:full-path="Pictures/1000000000000438000005268A68FDAC31D8D5F2.jpg" manifest:media-type="image/jpeg"/>
  <manifest:file-entry manifest:full-path="Pictures/1000000000000600000008004715D18892488800.jpg" manifest:media-type="image/jpeg"/>
  <manifest:file-entry manifest:full-path="Pictures/100000000000043800000549B04E30B9FB771468.jpg" manifest:media-type="image/jpeg"/>
  <manifest:file-entry manifest:full-path="Pictures/10000000000008000000060071AB51EC315A2B10.jpg" manifest:media-type="image/jpeg"/>
  <manifest:file-entry manifest:full-path="Pictures/1000000000000640000004AF97965C907673C381.jpg" manifest:media-type="image/jpeg"/>
  <manifest:file-entry manifest:full-path="Pictures/10000000000004000000030015DC3A7F15968DD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729fcf" draw:textarea-horizontal-align="justify" draw:textarea-vertical-align="middle" draw:auto-grow-height="false" fo:min-height="15.625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loext:softedge-radius="0.106cm" draw:color-mode="standard" draw:luminance="0%" draw:contrast="0%" draw:gamma="100%" draw:red="0%" draw:green="0%" draw:blue="0%" fo:clip="rect(2.444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loext:softedge-radius="0.071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loext:softedge-radius="0.035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loext:glow-radius="0cm" loext:softedge-radius="0.176cm" draw:color-mode="standard" draw:luminance="0%" draw:contrast="0%" draw:gamma="100%" draw:red="0%" draw:green="0%" draw:blue="0%" fo:clip="rect(5.052cm, 0cm, 2.028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loext:softedge-radius="0.071cm" draw:color-mode="standard" draw:luminance="0%" draw:contrast="0%" draw:gamma="100%" draw:red="0%" draw:green="0%" draw:blue="0%" fo:clip="rect(12.316cm, 0cm, 10.578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15.8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64cm" svg:height="5.584cm" draw:transform="rotate (0.360585023462029) translate (-0.099cm 2.866cm)">
          <draw:image xlink:href="Pictures/10000000000004000000030015DC3A7F15968DD6.jpg" xlink:type="simple" xlink:show="embed" xlink:actuate="onLoad" draw:mime-type="image/jpeg">
            <text:p/>
          </draw:image>
        </draw:frame>
        <draw:frame draw:style-name="gr3" draw:text-style-name="P2" draw:layer="layout" svg:width="8.214cm" svg:height="6.156cm" draw:transform="skewX (-7.36518059144793E-017) rotate (-0.385019632989949) translate (20.524cm 0.1cm)">
          <draw:image xlink:href="Pictures/1000000000000640000004AF97965C907673C381.jpg" xlink:type="simple" xlink:show="embed" xlink:actuate="onLoad" draw:mime-type="image/jpeg">
            <text:p/>
          </draw:image>
        </draw:frame>
        <draw:frame draw:style-name="gr4" draw:text-style-name="P2" draw:layer="layout" svg:width="10.025cm" svg:height="7.519cm" svg:x="0.035cm" svg:y="8.255cm">
          <draw:image xlink:href="Pictures/10000000000008000000060071AB51EC315A2B10.jpg" xlink:type="simple" xlink:show="embed" xlink:actuate="onLoad" draw:mime-type="image/jpeg">
            <text:p/>
          </draw:image>
        </draw:frame>
        <draw:frame draw:style-name="gr3" draw:text-style-name="P2" draw:layer="layout" svg:width="11.811cm" svg:height="15.749cm" svg:x="8.151cm" svg:y="0.025cm">
          <draw:image xlink:href="Pictures/1000000000000600000008004715D18892488800.jpg" xlink:type="simple" xlink:show="embed" xlink:actuate="onLoad" draw:mime-type="image/jpeg">
            <text:p/>
          </draw:image>
        </draw:frame>
        <draw:frame draw:style-name="gr5" draw:text-style-name="P2" draw:layer="layout" svg:width="4.641cm" svg:height="4.514cm" svg:x="5.869cm" svg:y="5.971cm">
          <draw:image xlink:href="Pictures/1000000000000438000005268A68FDAC31D8D5F2.jpg" xlink:type="simple" xlink:show="embed" xlink:actuate="onLoad" draw:mime-type="image/jpeg">
            <text:p/>
          </draw:image>
        </draw:frame>
        <draw:frame draw:style-name="gr3" draw:text-style-name="P2" draw:layer="layout" svg:width="5.715cm" svg:height="7.16cm" svg:x="18.915cm" svg:y="6.85cm">
          <draw:image xlink:href="Pictures/100000000000043800000549B04E30B9FB771468.jpg" xlink:type="simple" xlink:show="embed" xlink:actuate="onLoad" draw:mime-type="image/jpeg">
            <text:p/>
          </draw:image>
        </draw:frame>
        <draw:frame draw:style-name="gr6" draw:text-style-name="P2" draw:layer="layout" svg:width="4.278cm" svg:height="5.08cm" svg:x="23.697cm" svg:y="9.36cm">
          <draw:image xlink:href="Pictures/10000000000003E400000800D0D52C0899D9D379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4:12:07.606605164</meta:creation-date>
    <dc:date>2024-11-13T14:47:22.853115230</dc:date>
    <meta:editing-duration>PT12M13S</meta:editing-duration>
    <meta:editing-cycles>2</meta:editing-cycles>
    <meta:generator>LibreOffice/7.4.7.2$Linux_X86_64 LibreOffice_project/40$Build-2</meta:generator>
    <meta:document-statistic meta:object-count="31"/>
  </office:meta>
</office:document-meta>
</file>